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3" style:parent-style-name="Normal" style:family="paragraph">
      <style:paragraph-properties fo:margin-bottom="0in" style:line-height-at-least="0.1979in" fo:background-color="#1E1E1E"/>
    </style:style>
    <style:style style:name="T4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/>
    </style:style>
    <style:style style:name="T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P7" style:parent-style-name="Normal" style:family="paragraph">
      <style:paragraph-properties fo:margin-bottom="0in" style:line-height-at-least="0.1979in" fo:background-color="#1E1E1E"/>
    </style:style>
    <style:style style:name="T8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/>
    </style:style>
    <style:style style:name="T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P1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5" style:parent-style-name="Normal" style:family="paragraph">
      <style:paragraph-properties fo:margin-bottom="0in" style:line-height-at-least="0.1979in" fo:background-color="#1E1E1E"/>
    </style:style>
    <style:style style:name="T1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8" style:parent-style-name="Normal" style:family="paragraph">
      <style:paragraph-properties fo:margin-bottom="0in" style:line-height-at-least="0.1979in" fo:background-color="#1E1E1E"/>
    </style:style>
    <style:style style:name="T1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1" style:parent-style-name="Normal" style:family="paragraph">
      <style:paragraph-properties fo:margin-bottom="0in" style:line-height-at-least="0.1979in" fo:background-color="#1E1E1E"/>
    </style:style>
    <style:style style:name="T2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4" style:parent-style-name="Normal" style:family="paragraph">
      <style:paragraph-properties fo:margin-bottom="0in" style:line-height-at-least="0.1979in" fo:background-color="#1E1E1E"/>
    </style:style>
    <style:style style:name="T2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7" style:parent-style-name="Normal" style:family="paragraph">
      <style:paragraph-properties fo:margin-bottom="0in" style:line-height-at-least="0.1979in" fo:background-color="#1E1E1E"/>
    </style:style>
    <style:style style:name="T2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30" style:parent-style-name="Normal" style:family="paragraph">
      <style:paragraph-properties fo:margin-bottom="0in" style:line-height-at-least="0.1979in" fo:background-color="#1E1E1E"/>
    </style:style>
    <style:style style:name="T3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33" style:parent-style-name="Normal" style:family="paragraph">
      <style:paragraph-properties fo:margin-bottom="0in" style:line-height-at-least="0.1979in" fo:background-color="#1E1E1E"/>
    </style:style>
    <style:style style:name="T3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36" style:parent-style-name="Normal" style:family="paragraph">
      <style:paragraph-properties fo:margin-bottom="0in" style:line-height-at-least="0.1979in" fo:background-color="#1E1E1E"/>
    </style:style>
    <style:style style:name="T3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39" style:parent-style-name="Normal" style:family="paragraph">
      <style:paragraph-properties fo:margin-bottom="0in" style:line-height-at-least="0.1979in" fo:background-color="#1E1E1E"/>
    </style:style>
    <style:style style:name="T4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42" style:parent-style-name="Normal" style:family="paragraph">
      <style:paragraph-properties fo:margin-bottom="0in" style:line-height-at-least="0.1979in" fo:background-color="#1E1E1E"/>
    </style:style>
    <style:style style:name="T4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45" style:parent-style-name="Normal" style:family="paragraph">
      <style:paragraph-properties fo:margin-bottom="0in" style:line-height-at-least="0.1979in" fo:background-color="#1E1E1E"/>
    </style:style>
    <style:style style:name="T4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48" style:parent-style-name="Normal" style:family="paragraph">
      <style:paragraph-properties fo:margin-bottom="0in" style:line-height-at-least="0.1979in" fo:background-color="#1E1E1E"/>
    </style:style>
    <style:style style:name="T4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51" style:parent-style-name="Normal" style:family="paragraph">
      <style:paragraph-properties fo:margin-bottom="0in" style:line-height-at-least="0.1979in" fo:background-color="#1E1E1E"/>
    </style:style>
    <style:style style:name="T5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54" style:parent-style-name="Normal" style:family="paragraph">
      <style:paragraph-properties fo:margin-bottom="0in" style:line-height-at-least="0.1979in" fo:background-color="#1E1E1E"/>
    </style:style>
    <style:style style:name="T5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57" style:parent-style-name="Normal" style:family="paragraph">
      <style:paragraph-properties fo:margin-bottom="0in" style:line-height-at-least="0.1979in" fo:background-color="#1E1E1E"/>
    </style:style>
    <style:style style:name="T5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6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61" style:parent-style-name="Normal" style:family="paragraph">
      <style:paragraph-properties fo:margin-bottom="0in" style:line-height-at-least="0.1979in" fo:background-color="#1E1E1E"/>
    </style:style>
    <style:style style:name="T6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64" style:parent-style-name="Normal" style:family="paragraph">
      <style:paragraph-properties fo:margin-bottom="0in" style:line-height-at-least="0.1979in" fo:background-color="#1E1E1E"/>
    </style:style>
    <style:style style:name="T6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6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68" style:parent-style-name="Normal" style:family="paragraph">
      <style:paragraph-properties fo:margin-bottom="0in" style:line-height-at-least="0.1979in" fo:background-color="#1E1E1E"/>
    </style:style>
    <style:style style:name="T6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71" style:parent-style-name="Normal" style:family="paragraph">
      <style:paragraph-properties fo:margin-bottom="0in" style:line-height-at-least="0.1979in" fo:background-color="#1E1E1E"/>
    </style:style>
    <style:style style:name="T7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74" style:parent-style-name="Normal" style:family="paragraph">
      <style:paragraph-properties fo:margin-bottom="0in" style:line-height-at-least="0.1979in" fo:background-color="#1E1E1E"/>
    </style:style>
    <style:style style:name="T7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77" style:parent-style-name="Normal" style:family="paragraph">
      <style:paragraph-properties fo:margin-bottom="0in" style:line-height-at-least="0.1979in" fo:background-color="#1E1E1E"/>
    </style:style>
    <style:style style:name="T7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80" style:parent-style-name="Normal" style:family="paragraph">
      <style:paragraph-properties fo:margin-bottom="0in" style:line-height-at-least="0.1979in" fo:background-color="#1E1E1E"/>
    </style:style>
    <style:style style:name="T8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83" style:parent-style-name="Normal" style:family="paragraph">
      <style:paragraph-properties fo:margin-bottom="0in" style:line-height-at-least="0.1979in" fo:background-color="#1E1E1E"/>
    </style:style>
    <style:style style:name="T8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86" style:parent-style-name="Normal" style:family="paragraph">
      <style:paragraph-properties fo:margin-bottom="0in" style:line-height-at-least="0.1979in" fo:background-color="#1E1E1E"/>
    </style:style>
    <style:style style:name="T8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89" style:parent-style-name="Normal" style:family="paragraph">
      <style:paragraph-properties fo:margin-bottom="0in" style:line-height-at-least="0.1979in" fo:background-color="#1E1E1E"/>
    </style:style>
    <style:style style:name="T9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92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93" style:parent-style-name="Normal" style:family="paragraph">
      <style:paragraph-properties fo:margin-bottom="0in" style:line-height-at-least="0.1979in" fo:background-color="#1E1E1E"/>
    </style:style>
    <style:style style:name="T9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P9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00" style:parent-style-name="Normal" style:family="paragraph">
      <style:paragraph-properties fo:margin-bottom="0in" style:line-height-at-least="0.1979in" fo:background-color="#1E1E1E"/>
    </style:style>
    <style:style style:name="T10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03" style:parent-style-name="Normal" style:family="paragraph">
      <style:paragraph-properties fo:margin-bottom="0in" style:line-height-at-least="0.1979in" fo:background-color="#1E1E1E"/>
    </style:style>
    <style:style style:name="T10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06" style:parent-style-name="Normal" style:family="paragraph">
      <style:paragraph-properties fo:margin-bottom="0in" style:line-height-at-least="0.1979in" fo:background-color="#1E1E1E"/>
    </style:style>
    <style:style style:name="T10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09" style:parent-style-name="Normal" style:family="paragraph">
      <style:paragraph-properties fo:margin-bottom="0in" style:line-height-at-least="0.1979in" fo:background-color="#1E1E1E"/>
    </style:style>
    <style:style style:name="T11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12" style:parent-style-name="Normal" style:family="paragraph">
      <style:paragraph-properties fo:margin-bottom="0in" style:line-height-at-least="0.1979in" fo:background-color="#1E1E1E"/>
    </style:style>
    <style:style style:name="T11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1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16" style:parent-style-name="Normal" style:family="paragraph">
      <style:paragraph-properties fo:margin-bottom="0in" style:line-height-at-least="0.1979in" fo:background-color="#1E1E1E"/>
    </style:style>
    <style:style style:name="T11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19" style:parent-style-name="Normal" style:family="paragraph">
      <style:paragraph-properties fo:margin-bottom="0in" style:line-height-at-least="0.1979in" fo:background-color="#1E1E1E"/>
    </style:style>
    <style:style style:name="T12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1E1E1E"/>
    </style:style>
    <style:style style:name="T12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25" style:parent-style-name="Normal" style:family="paragraph">
      <style:paragraph-properties fo:margin-bottom="0in" style:line-height-at-least="0.1979in" fo:background-color="#1E1E1E"/>
    </style:style>
    <style:style style:name="T12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28" style:parent-style-name="Normal" style:family="paragraph">
      <style:paragraph-properties fo:margin-bottom="0in" style:line-height-at-least="0.1979in" fo:background-color="#1E1E1E"/>
    </style:style>
    <style:style style:name="T12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31" style:parent-style-name="Normal" style:family="paragraph">
      <style:paragraph-properties fo:margin-bottom="0in" style:line-height-at-least="0.1979in" fo:background-color="#1E1E1E"/>
    </style:style>
    <style:style style:name="T13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3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35" style:parent-style-name="Normal" style:family="paragraph">
      <style:paragraph-properties fo:margin-bottom="0in" style:line-height-at-least="0.1979in" fo:background-color="#1E1E1E"/>
    </style:style>
    <style:style style:name="T13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38" style:parent-style-name="Normal" style:family="paragraph">
      <style:paragraph-properties fo:margin-bottom="0in" style:line-height-at-least="0.1979in" fo:background-color="#1E1E1E"/>
    </style:style>
    <style:style style:name="T13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1E1E1E"/>
    </style:style>
    <style:style style:name="T14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1E1E1E"/>
    </style:style>
    <style:style style:name="T14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4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48" style:parent-style-name="Normal" style:family="paragraph">
      <style:paragraph-properties fo:margin-bottom="0in" style:line-height-at-least="0.1979in" fo:background-color="#1E1E1E"/>
    </style:style>
    <style:style style:name="T14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5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5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5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5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5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5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5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5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6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6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6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6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6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6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6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7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7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7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7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7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7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7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7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8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8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8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8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8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8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8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8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9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9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9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9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9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9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9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9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0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0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0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05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06" style:parent-style-name="Normal" style:family="paragraph">
      <style:paragraph-properties fo:margin-bottom="0in" style:line-height-at-least="0.1979in" fo:background-color="#1E1E1E"/>
    </style:style>
    <style:style style:name="T20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P208" style:parent-style-name="Normal" style:family="paragraph">
      <style:paragraph-properties fo:margin-bottom="0in" style:line-height-at-least="0.1979in" fo:background-color="#1E1E1E"/>
    </style:style>
    <style:style style:name="T20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2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14" style:parent-style-name="Normal" style:family="paragraph">
      <style:paragraph-properties fo:margin-bottom="0in" style:line-height-at-least="0.1979in" fo:background-color="#1E1E1E"/>
    </style:style>
    <style:style style:name="T2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19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/>
    </style:style>
    <style:style style:name="T2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2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24" style:parent-style-name="Normal" style:family="paragraph">
      <style:paragraph-properties fo:margin-bottom="0in" style:line-height-at-least="0.1979in" fo:background-color="#1E1E1E"/>
    </style:style>
    <style:style style:name="T22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2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28" style:parent-style-name="Normal" style:family="paragraph">
      <style:paragraph-properties fo:margin-bottom="0in" style:line-height-at-least="0.1979in" fo:background-color="#1E1E1E"/>
    </style:style>
    <style:style style:name="T22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2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3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2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3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38" style:parent-style-name="Normal" style:family="paragraph">
      <style:paragraph-properties fo:margin-bottom="0in" style:line-height-at-least="0.1979in" fo:background-color="#1E1E1E"/>
    </style:style>
    <style:style style:name="T2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0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/>
    </style:style>
    <style:style style:name="T2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2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2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7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/>
    </style:style>
    <style:style style:name="T2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49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/>
    </style:style>
    <style:style style:name="T2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5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</office:automatic-styles>
  <office:body>
    <office:text text:use-soft-page-breaks="true">
      <text:p text:style-name="P1">Tiutiu Natan-Gabriel</text:p>
      <text:p text:style-name="Normal"><text:a xlink:href="https://github.com/Natan-Gabriel/FLCD" office:target-frame-name="_top" xlink:show="replace"><text:span text:style-name="Hyperlink">https://github.com/Natan-Gabriel/FLCD</text:span></text:a></text:p>
      <text:p text:style-name="Normal"/>
      <text:p text:style-name="Normal">Spec.y file:</text:p>
      <text:p text:style-name="Normal"/>
      <text:p text:style-name="P2">%{</text:p>
      <text:p text:style-name="P3"><text:span text:style-name="T4">#include</text:span><text:span text:style-name="T5"> </text:span><text:span text:style-name="T6">&lt;stdio.h&gt;</text:span></text:p>
      <text:p text:style-name="P7"><text:span text:style-name="T8">#include</text:span><text:span text:style-name="T9"> </text:span><text:span text:style-name="T10">&lt;stdlib.h&gt;</text:span></text:p>
      <text:p text:style-name="P11"/>
      <text:p text:style-name="P12">#define YYDEBUG 1 </text:p>
      <text:p text:style-name="P13">%}</text:p>
      <text:p text:style-name="P14"/>
      <text:p text:style-name="P15"><text:span text:style-name="T16">%token</text:span><text:span text:style-name="T17"> AND</text:span></text:p>
      <text:p text:style-name="P18"><text:span text:style-name="T19">%token</text:span><text:span text:style-name="T20"> ARRAY</text:span></text:p>
      <text:p text:style-name="P21"><text:span text:style-name="T22">%token</text:span><text:span text:style-name="T23"> FOR</text:span></text:p>
      <text:p text:style-name="P24"><text:span text:style-name="T25">%token</text:span><text:span text:style-name="T26"> IF</text:span></text:p>
      <text:p text:style-name="P27"><text:span text:style-name="T28">%token</text:span><text:span text:style-name="T29"> ELIF</text:span></text:p>
      <text:p text:style-name="P30"><text:span text:style-name="T31">%token</text:span><text:span text:style-name="T32"> ELSE</text:span></text:p>
      <text:p text:style-name="P33"><text:span text:style-name="T34">%token</text:span><text:span text:style-name="T35"> OR</text:span></text:p>
      <text:p text:style-name="P36"><text:span text:style-name="T37">%token</text:span><text:span text:style-name="T38"> PRINT</text:span></text:p>
      <text:p text:style-name="P39"><text:span text:style-name="T40">%token</text:span><text:span text:style-name="T41"> READ</text:span></text:p>
      <text:p text:style-name="P42"><text:span text:style-name="T43">%token</text:span><text:span text:style-name="T44"> READINTEGER</text:span></text:p>
      <text:p text:style-name="P45"><text:span text:style-name="T46">%token</text:span><text:span text:style-name="T47"> INT</text:span></text:p>
      <text:p text:style-name="P48"><text:span text:style-name="T49">%token</text:span><text:span text:style-name="T50"> INTEGER</text:span></text:p>
      <text:p text:style-name="P51"><text:span text:style-name="T52">%token</text:span><text:span text:style-name="T53"> BOOLEAN</text:span></text:p>
      <text:p text:style-name="P54"><text:span text:style-name="T55">%token</text:span><text:span text:style-name="T56"> STRING</text:span></text:p>
      <text:p text:style-name="P57"><text:span text:style-name="T58">%token</text:span><text:span text:style-name="T59"> WHILE</text:span></text:p>
      <text:p text:style-name="P60"/>
      <text:p text:style-name="P61"><text:span text:style-name="T62">%token</text:span><text:span text:style-name="T63"> IDENTIFIER</text:span></text:p>
      <text:p text:style-name="P64"><text:span text:style-name="T65">%token</text:span><text:span text:style-name="T66"> CONST</text:span></text:p>
      <text:p text:style-name="P67"/>
      <text:p text:style-name="P68"><text:span text:style-name="T69">%token</text:span><text:span text:style-name="T70"> ATRIB</text:span></text:p>
      <text:p text:style-name="P71"><text:span text:style-name="T72">%token</text:span><text:span text:style-name="T73"> EQ</text:span></text:p>
      <text:p text:style-name="P74"><text:span text:style-name="T75">%token</text:span><text:span text:style-name="T76"> NE</text:span></text:p>
      <text:p text:style-name="P77"><text:span text:style-name="T78">%token</text:span><text:span text:style-name="T79"> LE</text:span></text:p>
      <text:p text:style-name="P80"><text:span text:style-name="T81">%token</text:span><text:span text:style-name="T82"> GE </text:span></text:p>
      <text:p text:style-name="P83"><text:span text:style-name="T84">%token</text:span><text:span text:style-name="T85"> LT</text:span></text:p>
      <text:p text:style-name="P86"><text:span text:style-name="T87">%token</text:span><text:span text:style-name="T88"> GT</text:span></text:p>
      <text:p text:style-name="P89"><text:span text:style-name="T90">%token</text:span><text:span text:style-name="T91"> NOT </text:span></text:p>
      <text:p text:style-name="P92"/>
      <text:p text:style-name="P93"><text:span text:style-name="T94">%left</text:span><text:span text:style-name="T95"> </text:span><text:span text:style-name="T96">'+'</text:span><text:span text:style-name="T97"> </text:span><text:span text:style-name="T98">'-'</text:span></text:p>
      <text:p text:style-name="P99"/>
      <text:p text:style-name="P100"><text:span text:style-name="T101">%token</text:span><text:span text:style-name="T102"> PLUS </text:span></text:p>
      <text:p text:style-name="P103"><text:span text:style-name="T104">%token</text:span><text:span text:style-name="T105"> MINUS</text:span></text:p>
      <text:p text:style-name="P106"><text:span text:style-name="T107">%token</text:span><text:span text:style-name="T108"> DIV </text:span></text:p>
      <text:p text:style-name="P109"><text:span text:style-name="T110">%token</text:span><text:span text:style-name="T111"> MOD </text:span></text:p>
      <text:p text:style-name="P112"><text:span text:style-name="T113">%token</text:span><text:span text:style-name="T114"> MUL </text:span></text:p>
      <text:p text:style-name="P115"/>
      <text:p text:style-name="P116"><text:span text:style-name="T117">%token</text:span><text:span text:style-name="T118"> OPEN_CURLY_BRACKET</text:span></text:p>
      <text:p text:style-name="P119"><text:span text:style-name="T120">%token</text:span><text:span text:style-name="T121"> CLOSED_CURLY_BRACKET </text:span></text:p>
      <text:p text:style-name="P122"><text:span text:style-name="T123">%token</text:span><text:span text:style-name="T124"> OPEN_ROUND_BRACKET</text:span></text:p>
      <text:p text:style-name="P125"><text:span text:style-name="T126">%token</text:span><text:span text:style-name="T127"> CLOSED_ROUND_BRACKET</text:span></text:p>
      <text:p text:style-name="P128"><text:span text:style-name="T129">%token</text:span><text:span text:style-name="T130"> OPEN_RIGHT_BRACKET</text:span></text:p>
      <text:p text:style-name="P131"><text:span text:style-name="T132">%token</text:span><text:span text:style-name="T133"> CLOSED_RIGHT_BRACKET </text:span></text:p>
      <text:p text:style-name="P134"/>
      <text:p text:style-name="P135"><text:span text:style-name="T136">%token</text:span><text:span text:style-name="T137"> COMMA </text:span></text:p>
      <text:p text:style-name="P138"><text:span text:style-name="T139">%token</text:span><text:span text:style-name="T140"> SEMI_COLON</text:span></text:p>
      <text:p text:style-name="P141"><text:span text:style-name="T142">%token</text:span><text:span text:style-name="T143"> COLON</text:span></text:p>
      <text:p text:style-name="P144"><text:span text:style-name="T145">%token</text:span><text:span text:style-name="T146"> SPACE </text:span></text:p>
      <text:p text:style-name="P147"/>
      <text:p text:style-name="P148"><text:span text:style-name="T149">%start</text:span><text:span text:style-name="T150"> program </text:span></text:p>
      <text:p text:style-name="P151"/>
      <text:p text:style-name="P152">%%</text:p>
      <text:p text:style-name="P153">program : stmtlist</text:p>
      <text:p text:style-name="P154">    ;</text:p>
      <text:p text:style-name="P155">decllist : declaration SEMI_COLON decllist | declaration</text:p>
      <text:p text:style-name="P156">    ;</text:p>
      <text:p text:style-name="P157">declaration : type identifier |  type identifier  ATRIB INTEGER</text:p>
      <text:p text:style-name="P158">    ;</text:p>
      <text:p text:style-name="P159">type : type1 | arraydecl</text:p>
      <text:p text:style-name="P160">    ;</text:p>
      <text:p text:style-name="P161">type1 : INT | BOOLEAN | STRING</text:p>
      <text:p text:style-name="P162">    ;</text:p>
      <text:p text:style-name="P163">arraydecl : ARRAY OPEN_ROUND_BRACKET type1 CLOSED_ROUND_BRACKET  OPEN_RIGHT_BRACKET const CLOSED_RIGHT_BRACKET</text:p>
      <text:p text:style-name="P164">    ;</text:p>
      <text:p text:style-name="P165">stmtlist : stmt SEMI_COLON | stmt SEMI_COLON stmtlist</text:p>
      <text:p text:style-name="P166">    ;</text:p>
      <text:p text:style-name="P167">stmt : simplstmt | structstmt</text:p>
      <text:p text:style-name="P168">    ;</text:p>
      <text:p text:style-name="P169">simplstmt : iostmt | decllist | assignstmt</text:p>
      <text:p text:style-name="P170">    ;</text:p>
      <text:p text:style-name="P171">assignstmt :  IDENTIFIER ATRIB INTEGER | identifier ATRIB expression | IDENTIFIER ATRIB CONST | identifier ATRIB istmt</text:p>
      <text:p text:style-name="P172">    ;</text:p>
      <text:p text:style-name="P173">expression : term PLUS  expression | term MINUS expression | term</text:p>
      <text:soft-page-break/>
      <text:p text:style-name="P174">    ;</text:p>
      <text:p text:style-name="P175">term : factor MUL term | factor DIV  term | factor MOD  term | factor </text:p>
      <text:p text:style-name="P176">    ;</text:p>
      <text:p text:style-name="P177">factor : OPEN_ROUND_BRACKET expression CLOSED_ROUND_BRACKET | identifier | const</text:p>
      <text:p text:style-name="P178">    ;</text:p>
      <text:p text:style-name="P179">iostmt : PRINT OPEN_ROUND_BRACKET STRING CLOSED_ROUND_BRACKET  | PRINT OPEN_ROUND_BRACKET const CLOSED_ROUND_BRACKET | PRINT OPEN_ROUND_BRACKET identifier CLOSED_ROUND_BRACKET | istmt </text:p>
      <text:p text:style-name="P180">    ;</text:p>
      <text:p text:style-name="P181">istmt : READ  OPEN_ROUND_BRACKET CLOSED_ROUND_BRACKET | READINTEGER OPEN_ROUND_BRACKET CLOSED_ROUND_BRACKET SEMI_COLON</text:p>
      <text:p text:style-name="P182">    ;</text:p>
      <text:p text:style-name="P183">structstmt : ifstmt | whilestmt </text:p>
      <text:p text:style-name="P184">    ;</text:p>
      <text:p text:style-name="P185">ifstmt : IF OPEN_ROUND_BRACKET condition CLOSED_ROUND_BRACKET OPEN_CURLY_BRACKET stmtlist CLOSED_CURLY_BRACKET  | IF OPEN_ROUND_BRACKET condition CLOSED_ROUND_BRACKET OPEN_CURLY_BRACKET stmtlist CLOSED_CURLY_BRACKET  elseIfBranches </text:p>
      <text:p text:style-name="P186">    ;</text:p>
      <text:p text:style-name="P187">elseIfBranches : ELIF OPEN_ROUND_BRACKET condition OPEN_ROUND_BRACKET OPEN_CURLY_BRACKET stmtlist CLOSED_CURLY_BRACKET  | ELIF OPEN_ROUND_BRACKET condition CLOSED_ROUND_BRACKET  OPEN_CURLY_BRACKET stmtlist CLOSED_CURLY_BRACKET  elseIfBranches | elseBranch </text:p>
      <text:p text:style-name="P188">    ;</text:p>
      <text:p text:style-name="P189">elseBranch : ELSE OPEN_CURLY_BRACKET stmtlist CLOSED_CURLY_BRACKET </text:p>
      <text:p text:style-name="P190">    ;</text:p>
      <text:p text:style-name="P191">whilestmt : WHILE OPEN_ROUND_BRACKET condition CLOSED_ROUND_BRACKET OPEN_CURLY_BRACKET stmtlist CLOSED_CURLY_BRACKET </text:p>
      <text:p text:style-name="P192">    ;</text:p>
      <text:p text:style-name="P193">simplecondition : expression relation expression </text:p>
      <text:p text:style-name="P194">    ;</text:p>
      <text:p text:style-name="P195">condition : simplecondition LogicOPERATOR condition | simplecondition </text:p>
      <text:p text:style-name="P196">    ;</text:p>
      <text:p text:style-name="P197">LogicOPERATOR : AND  | OR </text:p>
      <text:p text:style-name="P198">    ;</text:p>
      <text:p text:style-name="P199">relation : LT | LE | ATRIB | EQ | NE | GE | GT</text:p>
      <text:p text:style-name="P200">    ;</text:p>
      <text:p text:style-name="P201">identifier : IDENTIFIER</text:p>
      <text:p text:style-name="P202">    ;</text:p>
      <text:p text:style-name="P203">const : CONST</text:p>
      <text:p text:style-name="P204">    ;</text:p>
      <text:p text:style-name="P205"/>
      <text:p text:style-name="P206"><text:span text:style-name="T207">%%</text:span></text:p>
      <text:p text:style-name="P208"><text:span text:style-name="T209">yyerror</text:span><text:span text:style-name="T210">(</text:span><text:span text:style-name="T211">char</text:span><text:span text:style-name="T212"> *s)</text:span></text:p>
      <text:p text:style-name="P213">{   </text:p>
      <text:soft-page-break/>
      <text:p text:style-name="P214"><text:span text:style-name="T215">    </text:span><text:span text:style-name="T216">printf</text:span><text:span text:style-name="T217">(</text:span><text:span text:style-name="T218">"%s</text:span><text:span text:style-name="T219">\n</text:span><text:span text:style-name="T220">"</text:span><text:span text:style-name="T221">,s);</text:span></text:p>
      <text:p text:style-name="P222">}</text:p>
      <text:p text:style-name="P223"/>
      <text:p text:style-name="P224"><text:span text:style-name="T225">extern</text:span><text:span text:style-name="T226"> FILE *yyin;</text:span></text:p>
      <text:p text:style-name="P227"/>
      <text:p text:style-name="P228"><text:span text:style-name="T229">main</text:span><text:span text:style-name="T230">(</text:span><text:span text:style-name="T231">int</text:span><text:span text:style-name="T232"> argc, </text:span><text:span text:style-name="T233">char</text:span><text:span text:style-name="T234"> **argv)</text:span></text:p>
      <text:p text:style-name="P235">{</text:p>
      <text:p text:style-name="P236">    if(argc&gt;1) yyin :  fopen(argv[1],"r");</text:p>
      <text:p text:style-name="P237">    if(argc&gt;2 &amp;&amp; !strcmp(argv[2],"-d")) yydebug: 1;</text:p>
      <text:p text:style-name="P238"><text:span text:style-name="T239">    </text:span><text:span text:style-name="T240">if</text:span><text:span text:style-name="T241">(!</text:span><text:span text:style-name="T242">yyparse</text:span><text:span text:style-name="T243">()) </text:span><text:span text:style-name="T244">fprintf</text:span><text:span text:style-name="T245">(stderr, </text:span><text:span text:style-name="T246">"</text:span><text:span text:style-name="T247">\t</text:span><text:span text:style-name="T248">O.K.</text:span><text:span text:style-name="T249">\n</text:span><text:span text:style-name="T250">"</text:span><text:span text:style-name="T251">);</text:span></text:p>
      <text:p text:style-name="P252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an Tiutiu</meta:initial-creator>
    <dc:creator>Natan Tiutiu</dc:creator>
    <meta:creation-date>2021-01-11T17:48:00Z</meta:creation-date>
    <dc:date>2021-01-11T17:49:00Z</dc:date>
    <meta:template xlink:href="Normal" xlink:type="simple"/>
    <meta:editing-cycles>1</meta:editing-cycles>
    <meta:editing-duration>PT60S</meta:editing-duration>
    <meta:document-statistic meta:page-count="4" meta:paragraph-count="6" meta:word-count="484" meta:character-count="3242" meta:row-count="23" meta:non-whitespace-character-count="2764"/>
  </office:meta>
</office:document-meta>
</file>